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51ad" officeooo:paragraph-rsid="001251ad"/>
    </style:style>
    <style:style style:name="P2" style:family="paragraph" style:parent-style-name="Standard">
      <style:text-properties officeooo:rsid="001358e3" officeooo:paragraph-rsid="001358e3"/>
    </style:style>
    <style:style style:name="P3" style:family="paragraph" style:parent-style-name="Standard">
      <style:text-properties officeooo:rsid="0015dfaa" officeooo:paragraph-rsid="0015dfaa"/>
    </style:style>
    <style:style style:name="P4" style:family="paragraph" style:parent-style-name="Standard">
      <style:text-properties officeooo:rsid="0015dfaa" officeooo:paragraph-rsid="0020deb2"/>
    </style:style>
    <style:style style:name="P5" style:family="paragraph" style:parent-style-name="Standard">
      <style:text-properties officeooo:rsid="001cbb2d" officeooo:paragraph-rsid="001cbb2d"/>
    </style:style>
    <style:style style:name="P6" style:family="paragraph" style:parent-style-name="Standard">
      <style:text-properties officeooo:rsid="001d76c1" officeooo:paragraph-rsid="001d76c1"/>
    </style:style>
    <style:style style:name="P7" style:family="paragraph" style:parent-style-name="Standard">
      <style:text-properties officeooo:rsid="002061ef" officeooo:paragraph-rsid="002061ef"/>
    </style:style>
    <style:style style:name="P8" style:family="paragraph" style:parent-style-name="Standard">
      <style:text-properties officeooo:rsid="001358e3" officeooo:paragraph-rsid="001358e3"/>
    </style:style>
    <style:style style:name="P9" style:family="paragraph" style:parent-style-name="Standard">
      <style:text-properties officeooo:rsid="0022b08d" officeooo:paragraph-rsid="0022b08d"/>
    </style:style>
    <style:style style:name="P10"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1" style:family="paragraph">
      <loext:graphic-properties draw:fill="solid" draw:fill-color="#cc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15dfaa"/>
    </style:style>
    <style:style style:name="T2" style:family="text">
      <style:text-properties officeooo:rsid="0017991b"/>
    </style:style>
    <style:style style:name="T3" style:family="text">
      <style:text-properties officeooo:rsid="001cbb2d"/>
    </style:style>
    <style:style style:name="T4" style:family="text">
      <style:text-properties officeooo:rsid="001d27e8"/>
    </style:style>
    <style:style style:name="T5" style:family="text">
      <style:text-properties officeooo:rsid="001e71dc"/>
    </style:style>
    <style:style style:name="T6" style:family="text">
      <style:text-properties fo:font-size="24pt" style:font-size-asian="24pt" style:font-size-complex="24pt"/>
    </style:style>
    <style:style style:name="T7" style:family="text">
      <style:text-properties fo:font-size="24pt" officeooo:rsid="0017991b" style:font-size-asian="24pt" style:font-size-complex="24pt"/>
    </style:style>
    <style:style style:name="T8" style:family="text">
      <style:text-properties officeooo:rsid="0021517a"/>
    </style:style>
    <style:style style:name="T9" style:family="text">
      <style:text-properties officeooo:rsid="002343e0"/>
    </style:style>
    <style:style style:name="T10" style:family="text">
      <style:text-properties officeooo:rsid="002349ba"/>
    </style:style>
    <style:style style:name="T11" style:family="text">
      <style:text-properties officeooo:rsid="0023ba44"/>
    </style:style>
    <style:style style:name="T12" style:family="text">
      <style:text-properties officeooo:rsid="00258d37"/>
    </style:style>
    <style:style style:name="T13" style:family="text">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cc0000" draw:textarea-horizontal-align="left" draw:textarea-vertical-align="middle" draw:auto-grow-height="false" draw:fit-to-size="false" fo:min-height="8.419cm" fo:min-width="15.776cm" fo:padding-top="0.131cm" fo:padding-bottom="0.131cm" fo:padding-left="0.25cm" fo:padding-right="0.25cm" fo:wrap-option="wrap" draw:shadow="hidden" draw:shadow-offset-x="0.305cm" draw:shadow-offset-y="0.305cm" draw:shadow-color="#808080" draw:shadow-opacity="100%"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custom-shape text:anchor-type="paragraph" draw:z-index="0" draw:style-name="gr1" draw:text-style-name="P11" svg:width="16.276cm" svg:height="8.679cm" svg:x="0.66cm" svg:y="0.293cm"><text:p text:style-name="P10"><text:span text:style-name="T13">Mechanisch Erfgoed Centrum</text:span></text:p><draw:enhanced-geometry svg:viewBox="0 0 21600 21600" draw:extrusion="false"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4"><text:span text:style-name="T6">Apple </text:span><text:span text:style-name="T7">Enhanced </text:span><text:span text:style-name="T6">IIe</text:span></text:p>
      <text:p text:style-name="P4">(ook wel geschreven als <text:span text:style-name="T8">Apple </text:span>//e)</text:p>
      <text:p text:style-name="P1">Jaar: 198<text:span text:style-name="T9">5</text:span></text:p>
      <text:p text:style-name="P6">Besturingssysteem: Applesoft BASIC <text:span text:style-name="T5">op ROM, Apple DOS en later ProDOS meegeleverd</text:span></text:p>
      <text:p text:style-name="P1"/>
      <text:p text:style-name="P1">Processor: <text:span text:style-name="T11">WDC</text:span> <text:span text:style-name="T1">65C02</text:span></text:p>
      <text:p text:style-name="P1">Aantal kernen: 1</text:p>
      <text:p text:style-name="P1">Kloksnelheid processor: <text:span text:style-name="T1">1,023</text:span> MHz</text:p>
      <text:p text:style-name="P7">Aantal bits: 8</text:p>
      <text:p text:style-name="P1"/>
      <text:p text:style-name="P2">Resolutie: <text:span text:style-name="T2">560 x 192 pixels of 80 x 24</text:span> tekens</text:p>
      <text:p text:style-name="P2">Aantal kleuren: 16</text:p>
      <text:p text:style-name="P2"/>
      <text:p text:style-name="P2">Hoeveelheid RAM-geheugen: 64 kB</text:p>
      <text:p text:style-name="P2">Hoeveelheid ROM-geheugen: <text:span text:style-name="T2">16</text:span> kB</text:p>
      <text:p text:style-name="P5">Interne overschrijfbare opslag: Geen</text:p>
      <text:p text:style-name="P2"><text:span text:style-name="T4">Externe media</text:span>: <text:span text:style-name="T3">C</text:span>assettes en 5,25 inch floppy’s</text:p>
      <text:p text:style-name="P2"/>
      <text:p text:style-name="P9">De Apple Enhanced IIe was een verbeterde versie van de Apple IIe. De verbeteringen bevatten een nieuwe, slimmere processor en MouseText <text:span text:style-name="T12">(</text:span>een aantal tekens die konden gebruikt worden als symbolen voor een simpele grafische interface<text:span text:style-name="T12">)</text:span>. <text:span text:style-name="T10">De meeste programma’s voor de Apple IIe werkten gewoon op de Apple Enhanced IIe. De programma’s die niet werkten, gebruikten de hardware van de Apple IIe vaak op een nogal aparte manier om er zoveel mogelijk mee te kunnen. Je hoefde niet per se een nieuwe Apple Enhanced IIe te kopen om er een te hebben, je kon namelijk ook de upgrade-kit kopen waarmee je een Apple IIe kan ombouwen naar een Apple Enhanced IIe. Dit kan je ook zelf op illegale manier doen door een 65C02-processor te kopen, deze in te bouwen en een illegaal Enhanced IIe ROM-pakket te schrijven op de ROM-c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6:42:01.416000000</meta:creation-date>
    <dc:date>2017-02-07T22:14:45.695000000</dc:date>
    <meta:editing-duration>PT39M21S</meta:editing-duration>
    <meta:editing-cycles>19</meta:editing-cycles>
    <meta:generator>LibreOffice/5.2.5.1$Windows_x86 LibreOffice_project/0312e1a284a7d50ca85a365c316c7abbf20a4d22</meta:generator>
    <meta:document-statistic meta:table-count="0" meta:image-count="0" meta:object-count="0" meta:page-count="1" meta:paragraph-count="15" meta:word-count="206" meta:character-count="1243" meta:non-whitespace-character-count="1052"/>
  </office:meta>
</office:document-meta>
</file>